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Cigarette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Daily Cigarettes</text:p>
          </table:table-cell>
          <table:table-cell office:value-type="string" calcext:value-type="string">
            <text:p>Age at Death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[.A20]+([.A19]*14)" office:value-type="float" office:value="77.4854404051366" calcext:value-type="float">
            <text:p>77.4854404051366</text:p>
          </table:table-cell>
          <table:table-cell table:formula="of:=[.E6]-[.B12]" office:value-type="float" office:value="9.48544040513656" calcext:value-type="float">
            <text:p>9.48544040513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A19]*14" office:value-type="float" office:value="-9.90052450714415" calcext:value-type="float">
            <text:p>-9.900524507144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formula="of:=RSQ([.B2:.B16];[.A2:.A16])" office:value-type="float" office:value="0.580491614859547" calcext:value-type="float">
            <text:p>0.580491614859547</text:p>
          </table:table-cell>
          <table:table-cell table:number-columns-repeated="5"/>
        </table:table-row>
        <table:table-row table:style-name="ro1">
          <table:table-cell table:formula="of:=SLOPE([.B2:.B16];[.A2:.A16])" office:value-type="float" office:value="-0.707180321938868" calcext:value-type="float">
            <text:p>-0.707180321938868</text:p>
          </table:table-cell>
          <table:table-cell table:number-columns-repeated="5"/>
        </table:table-row>
        <table:table-row table:style-name="ro1">
          <table:table-cell table:formula="of:=INTERCEPT([.B2:.B16];[.A2:.A16])" office:value-type="float" office:value="87.3859649122807" calcext:value-type="float">
            <text:p>87.3859649122807</text:p>
          </table:table-cell>
          <table:table-cell table:number-columns-repeated="5"/>
        </table:table-row>
      </table:table>
      <table:table table:name="Pleasant Memory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Recall Time</text:p>
          </table:table-cell>
          <table:table-cell table:number-columns-repeated="8"/>
        </table:table-row>
        <table:table-row table:style-name="ro1">
          <table:table-cell office:value-type="float" office:value="6.17" calcext:value-type="float">
            <text:p>6.17</text:p>
          </table:table-cell>
          <table:table-cell table:number-columns-repeated="8"/>
        </table:table-row>
        <table:table-row table:style-name="ro1">
          <table:table-cell office:value-type="float" office:value="4.88" calcext:value-type="float">
            <text:p>4.88</text:p>
          </table:table-cell>
          <table:table-cell table:number-columns-repeated="8"/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3"/>
          <table:table-cell office:value-type="string" calcext:value-type="string">
            <text:p><text:span text:style-name="T1">Column 1</text:span></text:p>
          </table:table-cell>
          <table:table-cell table:number-columns-repeated="4"/>
        </table:table-row>
        <table:table-row table:style-name="ro1">
          <table:table-cell office:value-type="float" office:value="4.63" calcext:value-type="float">
            <text:p>4.63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$A$2:.$A$20])" office:value-type="float" office:value="2.82894736842105" calcext:value-type="float">
            <text:p>2.82894736842105</text:p>
          </table:table-cell>
          <table:table-cell table:number-columns-repeated="4"/>
        </table:table-row>
        <table:table-row table:style-name="ro1">
          <table:table-cell office:value-type="float" office:value="3.42" calcext:value-type="float">
            <text:p>3.42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A$2:.$A$20])/COUNT([.$A$2:.$A$20]))" office:value-type="float" office:value="0.32850440350315" calcext:value-type="float">
            <text:p>0.32850440350315</text:p>
          </table:table-cell>
          <table:table-cell table:number-columns-repeated="4"/>
        </table:table-row>
        <table:table-row table:style-name="ro1">
          <table:table-cell office:value-type="float" office:value="3.22" calcext:value-type="float">
            <text:p>3.22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A$2:.$A$20])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float" office:value="3.15" calcext:value-type="float">
            <text:p>3.15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$A$2:.$A$20])" office:value-type="float" office:value="2.43" calcext:value-type="float">
            <text:p>2.43</text:p>
          </table:table-cell>
          <table:table-cell table:formula="of:=[.E10]-[.E9]" office:value-type="float" office:value="1.515" calcext:value-type="float">
            <text:p>1.515</text:p>
          </table:table-cell>
          <table:table-cell table:formula="of:=[.E9]-1.5*[.F8]" office:value-type="float" office:value="-0.4675" calcext:value-type="float">
            <text:p>-0.4675</text:p>
          </table:table-cell>
          <table:table-cell table:number-columns-repeated="2"/>
        </table:table-row>
        <table:table-row table:style-name="ro1">
          <table:table-cell office:value-type="float" office:value="3.03" calcext:value-type="float">
            <text:p>3.03</text:p>
          </table:table-cell>
          <table:table-cell table:number-columns-repeated="2"/>
          <table:table-cell office:value-type="string" calcext:value-type="string">
            <text:p>First Quartile</text:p>
          </table:table-cell>
          <table:table-cell table:formula="of:=QUARTILE([.$A$2:.$A$20]; 1)" office:value-type="float" office:value="1.805" calcext:value-type="float">
            <text:p>1.805</text:p>
          </table:table-cell>
          <table:table-cell/>
          <table:table-cell table:formula="of:=[.E10]+1.5*[.F8]" office:value-type="float" office:value="5.5925" calcext:value-type="float">
            <text:p>5.5925</text:p>
          </table:table-cell>
          <table:table-cell/>
          <table:table-cell table:formula="of:=[.F8]*1.5" office:value-type="float" office:value="2.2725" calcext:value-type="float">
            <text:p>2.2725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table:number-columns-repeated="2"/>
          <table:table-cell office:value-type="string" calcext:value-type="string">
            <text:p>Third Quartile</text:p>
          </table:table-cell>
          <table:table-cell table:formula="of:=QUARTILE([.$A$2:.$A$20]; 3)"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float" office:value="2.43" calcext:value-type="float">
            <text:p>2.43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A$2:.$A$20])" office:value-type="float" office:value="2.05038771929825" calcext:value-type="float">
            <text:p>2.05038771929825</text:p>
          </table:table-cell>
          <table:table-cell table:number-columns-repeated="4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A$2:.$A$20])" office:value-type="float" office:value="1.43191749737834" calcext:value-type="float">
            <text:p>1.43191749737834</text:p>
          </table:table-cell>
          <table:table-cell table:number-columns-repeated="4"/>
        </table:table-row>
        <table:table-row table:style-name="ro1">
          <table:table-cell office:value-type="float" office:value="2.32" calcext:value-type="float">
            <text:p>2.32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A$2:.$A$20])" office:value-type="float" office:value="0.0982913313072347" calcext:value-type="float">
            <text:p>0.098291331307235</text:p>
          </table:table-cell>
          <table:table-cell table:number-columns-repeated="4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A$2:.$A$20])" office:value-type="float" office:value="0.792765163163548" calcext:value-type="float">
            <text:p>0.792765163163548</text:p>
          </table:table-cell>
          <table:table-cell table:number-columns-repeated="4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A$2:.$A$20])-MIN([.$A$2:.$A$20])" office:value-type="float" office:value="5.22" calcext:value-type="float">
            <text:p>5.22</text:p>
          </table:table-cell>
          <table:table-cell table:number-columns-repeated="4"/>
        </table:table-row>
        <table:table-row table:style-name="ro1">
          <table:table-cell office:value-type="float" office:value="1.63" calcext:value-type="float">
            <text:p>1.63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A$2:.$A$20])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A$2:.$A$20])" office:value-type="float" office:value="6.17" calcext:value-type="float">
            <text:p>6.17</text:p>
          </table:table-cell>
          <table:table-cell table:number-columns-repeated="4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A$2:.$A$20])" office:value-type="float" office:value="53.75" calcext:value-type="float">
            <text:p>53.75</text:p>
          </table:table-cell>
          <table:table-cell table:number-columns-repeated="4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A$2:.$A$20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0.95" calcext:value-type="float">
            <text:p>0.95</text:p>
          </table:table-cell>
          <table:table-cell table:number-columns-repeated="8"/>
        </table:table-row>
      </table:table>
      <table:table table:name="SAT Math Test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.Dev.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2.35" calcext:value-type="float">
            <text:p>2.35</text:p>
          </table:table-cell>
          <table:table-cell table:formula="of:=[.$B$1]-3*[.$B$2]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05" calcext:value-type="float">
            <text:p>505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table:formula="of:=[.$B$1]-2*[.$B$2]"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$B$1]-[.$B$2]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55" calcext:value-type="float">
            <text:p>55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$B$1]+[.$B$2]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table:formula="of:=[.$B$1]+2*[.$B$2]" office:value-type="float" office:value="607" calcext:value-type="float">
            <text:p>607</text:p>
          </table:table-cell>
        </table:table-row>
        <table:table-row table:style-name="ro1">
          <table:table-cell table:number-columns-repeated="5"/>
          <table:table-cell office:value-type="float" office:value="2.35" calcext:value-type="float">
            <text:p>2.35</text:p>
          </table:table-cell>
          <table:table-cell table:formula="of:=[.$B$1]+3*[.$B$2]" office:value-type="float" office:value="645" calcext:value-type="float">
            <text:p>645</text:p>
          </table:table-cell>
        </table:table-row>
      </table:table>
      <table:named-expressions/>
      <table:database-ranges>
        <table:database-range table:name="__Anonymous_Sheet_DB__1" table:target-range-address="'Pleasant Memory'.A2:'Pleasant Memory'.A2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5:37:31.166939128</meta:creation-date>
    <dc:date>2020-06-11T18:15:50.456129035</dc:date>
    <meta:editing-duration>PT22M28S</meta:editing-duration>
    <meta:editing-cycles>1</meta:editing-cycles>
    <meta:document-statistic meta:table-count="3" meta:cell-count="119" meta:object-count="0"/>
    <meta:generator>LibreOffice/6.3.6.2$Linux_X86_64 LibreOffice_project/30$Build-2</meta:generator>
  </office:meta>
</office:document-meta>
</file>